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99cc" draw:textarea-horizontal-align="justify" draw:textarea-vertical-align="middle" draw:auto-grow-height="false" fo:min-height="2.29cm" fo:min-width="3.43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907cm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2.29cm" fo:min-width="3.437cm"/>
    </style:style>
    <style:style style:name="gr5" style:family="graphic" style:parent-style-name="standard">
      <style:graphic-properties draw:stroke="none" svg:stroke-color="#000000" draw:fill="none" draw:fill-color="#ffffff" fo:min-height="1.906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25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svg:stroke-color="#000000" draw:fill-color="#ffcc99" draw:textarea-horizontal-align="justify" draw:textarea-vertical-align="middle" draw:auto-grow-height="false" fo:min-height="2.344cm" fo:min-width="3.437cm"/>
    </style:style>
    <style:style style:name="gr12" style:family="graphic" style:parent-style-name="standard">
      <style:graphic-properties draw:stroke="none" svg:stroke-color="#000000" draw:fill="none" draw:fill-color="#ffffff" fo:min-height="1.952cm"/>
    </style:style>
    <style:style style:name="gr13" style:family="graphic" style:parent-style-name="standard">
      <style:graphic-properties draw:stroke="none" svg:stroke-color="#000000" draw:fill="none" draw:fill-color="#ffffff" fo:min-height="0.658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3.437cm"/>
    </style:style>
    <style:style style:name="gr16" style:family="graphic" style:parent-style-name="standard">
      <style:graphic-properties draw:stroke="none" svg:stroke-color="#000000" draw:fill="none" draw:fill-color="#ffffff" fo:min-height="1.147cm"/>
    </style:style>
    <style:style style:name="gr17" style:family="graphic" style:parent-style-name="standard">
      <style:graphic-properties draw:stroke="dash" draw:stroke-dash="Ultrafine_20_2_20_Dots_20_3_20_Dashes" svg:stroke-width="0.106cm" draw:marker-start="Arrow" draw:marker-start-width="0.459cm" draw:marker-end="Circle" draw:marker-end-width="0.459cm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9999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-color="#ffcc99"/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8" draw:id="id8">
          <draw:custom-shape draw:style-name="gr1" draw:text-style-name="P1" draw:layer="layout" svg:width="3.937cm" svg:height="2.54cm" svg:x="8.605cm" svg:y="9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605cm" svg:y1="10.419cm" svg:x2="12.542cm" svg:y2="10.419cm">
            <text:p/>
          </draw:line>
          <draw:frame draw:style-name="gr3" draw:text-style-name="P4" draw:layer="layout" svg:width="3.81cm" svg:height="2.157cm" svg:x="8.659cm" svg:y="9.657cm">
            <draw:text-box>
              <text:p text:style-name="P3">:java.lang.Class</text:p>
            </draw:text-box>
          </draw:frame>
        </draw:g>
        <draw:g xml:id="id7" draw:id="id7">
          <draw:custom-shape draw:style-name="gr4" draw:text-style-name="P5" draw:layer="layout" svg:width="3.937cm" svg:height="2.54cm" svg:x="8.575cm" svg:y="5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75cm" svg:y1="6.313cm" svg:x2="12.512cm" svg:y2="6.313cm">
            <text:p/>
          </draw:line>
          <draw:frame draw:style-name="gr5" draw:text-style-name="P4" draw:layer="layout" svg:width="3.81cm" svg:height="2.156cm" svg:x="8.629cm" svg:y="5.551cm">
            <draw:text-box>
              <text:p text:style-name="P3">:java.lang.Class</text:p>
            </draw:text-box>
          </draw:frame>
        </draw:g>
        <draw:g xml:id="id5" draw:id="id5">
          <draw:g>
            <draw:custom-shape draw:style-name="gr4" draw:text-style-name="P5" draw:layer="layout" svg:width="3.937cm" svg:height="2.54cm" svg:x="15.875cm" svg:y="5.5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5.875cm" svg:y1="6.313cm" svg:x2="19.812cm" svg:y2="6.313cm">
              <text:p/>
            </draw:line>
            <draw:g>
              <draw:frame draw:style-name="gr5" draw:text-style-name="P4" draw:layer="layout" svg:width="3.81cm" svg:height="2.156cm" svg:x="15.929cm" svg:y="5.551cm">
                <draw:text-box>
                  <text:p text:style-name="P3">:String</text:p>
                </draw:text-box>
              </draw:frame>
              <draw:frame draw:style-name="gr6" draw:text-style-name="P4" draw:layer="layout" svg:width="3.937cm" svg:height="0.889cm" svg:x="15.849cm" svg:y="6.372cm">
                <draw:text-box>
                  <text:p text:style-name="P3">-value: Object</text:p>
                </draw:text-box>
              </draw:frame>
            </draw:g>
          </draw:g>
        </draw:g>
        <draw:g xml:id="id6" draw:id="id6">
          <draw:custom-shape draw:style-name="gr4" draw:text-style-name="P5" draw:layer="layout" svg:width="3.937cm" svg:height="2.54cm" svg:x="15.877cm" svg:y="9.6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877cm" svg:y1="10.413cm" svg:x2="19.814cm" svg:y2="10.413cm">
            <text:p/>
          </draw:line>
          <draw:g>
            <draw:frame draw:style-name="gr5" draw:text-style-name="P4" draw:layer="layout" svg:width="3.81cm" svg:height="2.156cm" svg:x="15.931cm" svg:y="9.651cm">
              <draw:text-box>
                <text:p text:style-name="P3">:String</text:p>
              </draw:text-box>
            </draw:frame>
            <draw:frame draw:style-name="gr6" draw:text-style-name="P4" draw:layer="layout" svg:width="3.937cm" svg:height="0.889cm" svg:x="15.851cm" svg:y="10.472cm">
              <draw:text-box>
                <text:p text:style-name="P3">-value: Client</text:p>
              </draw:text-box>
            </draw:frame>
          </draw:g>
        </draw:g>
        <draw:g>
          <draw:line draw:style-name="gr7" draw:text-style-name="P2" draw:layer="layout" svg:x1="12.512cm" svg:y1="7.186cm" svg:x2="15.859cm" svg:y2="7.186cm">
            <text:p/>
          </draw:line>
          <draw:frame draw:style-name="gr8" draw:text-style-name="P7" draw:layer="layout" svg:width="2.756cm" svg:height="1.275cm" svg:x="12.858cm" svg:y="6.424cm">
            <draw:text-box>
              <text:p text:style-name="P6"><text:span text:style-name="T1">classname</text:span></text:p>
            </draw:text-box>
          </draw:frame>
        </draw:g>
        <draw:line draw:style-name="gr7" draw:text-style-name="P2" draw:layer="layout" svg:x1="10.404cm" svg:y1="9.595cm" svg:x2="10.404cm" svg:y2="8.071cm">
          <text:p/>
        </draw:line>
        <draw:frame draw:style-name="gr9" draw:text-style-name="P4" draw:layer="layout" svg:width="5.08cm" svg:height="0.763cm" svg:x="10.658cm" svg:y="8.579cm">
          <draw:text-box>
            <text:p><text:span text:style-name="T1">Parent class</text:span></text:p>
          </draw:text-box>
        </draw:frame>
        <draw:g xml:id="id1" draw:id="id1">
          <draw:custom-shape draw:style-name="gr4" draw:text-style-name="P5" draw:layer="layout" svg:width="3.937cm" svg:height="2.54cm" svg:x="2.205cm" svg:y="7.5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205cm" svg:y1="8.319cm" svg:x2="6.142cm" svg:y2="8.319cm">
            <text:p/>
          </draw:line>
          <draw:frame draw:style-name="gr3" draw:text-style-name="P4" draw:layer="layout" svg:width="3.81cm" svg:height="2.157cm" svg:x="2.259cm" svg:y="7.557cm">
            <draw:text-box>
              <text:p text:style-name="P3">:java.lang.Class</text:p>
            </draw:text-box>
          </draw:frame>
        </draw:g>
        <draw:frame draw:style-name="gr10" draw:text-style-name="P4" draw:layer="layout" svg:width="2.413cm" svg:height="1.673cm" svg:x="6.345cm" svg:y="10.803cm">
          <draw:text-box>
            <text:p text:style-name="P3">class</text:p>
          </draw:text-box>
        </draw:frame>
        <draw:frame draw:style-name="gr10" draw:text-style-name="P4" draw:layer="layout" svg:width="2.413cm" svg:height="1.673cm" svg:x="5.846cm" svg:y="6.004cm">
          <draw:text-box>
            <text:p text:style-name="P3">class</text:p>
          </draw:text-box>
        </draw:frame>
        <draw:connector draw:style-name="gr7" draw:text-style-name="P2" draw:layer="layout" draw:line-skew="-0.195cm 0.786cm" svg:x1="2.205cm" svg:y1="8.827cm" svg:x2="4.173cm" svg:y2="10.097cm" draw:start-shape="id1" draw:start-glue-point="3" draw:end-shape="id1" draw:end-glue-point="2" svg:d="M2205 8827h-697v2557h2665v-1287" svg:viewBox="0 0 2666 2558">
          <text:p/>
        </draw:connector>
        <draw:g xml:id="id2" draw:id="id2">
          <draw:g>
            <draw:custom-shape draw:style-name="gr4" draw:text-style-name="P5" draw:layer="layout" svg:width="3.937cm" svg:height="2.54cm" svg:x="2.176cm" svg:y="2.1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2.176cm" svg:y1="2.913cm" svg:x2="6.113cm" svg:y2="2.913cm">
              <text:p/>
            </draw:line>
            <draw:g>
              <draw:frame draw:style-name="gr5" draw:text-style-name="P4" draw:layer="layout" svg:width="3.81cm" svg:height="2.156cm" svg:x="2.23cm" svg:y="2.151cm">
                <draw:text-box>
                  <text:p text:style-name="P3">:String</text:p>
                </draw:text-box>
              </draw:frame>
              <draw:frame draw:style-name="gr6" draw:text-style-name="P4" draw:layer="layout" svg:width="3.937cm" svg:height="0.889cm" svg:x="2.15cm" svg:y="2.972cm">
                <draw:text-box>
                  <text:p text:style-name="P3">-value: Class</text:p>
                </draw:text-box>
              </draw:frame>
            </draw:g>
          </draw:g>
        </draw:g>
        <draw:connector draw:style-name="gr7" draw:text-style-name="P2" draw:layer="layout" draw:type="line" svg:x1="4.173cm" svg:y1="7.557cm" svg:x2="4.131cm" svg:y2="4.691cm" draw:start-shape="id1" draw:start-glue-point="0" draw:end-shape="id2" draw:end-glue-point="2" svg:d="M4173 7557l-42-2866" svg:viewBox="0 0 43 2867">
          <text:p/>
        </draw:connector>
        <draw:frame draw:style-name="gr9" draw:text-style-name="P4" draw:layer="layout" svg:width="3.302cm" svg:height="0.763cm" svg:x="1.6cm" svg:y="5.542cm">
          <draw:text-box>
            <text:p><text:span text:style-name="T1">classname</text:span></text:p>
          </draw:text-box>
        </draw:frame>
        <draw:frame draw:style-name="gr10" draw:text-style-name="P4" draw:layer="layout" svg:width="2.413cm" svg:height="1.673cm" svg:x="1.946cm" svg:y="11.404cm">
          <draw:text-box>
            <text:p text:style-name="P3">class</text:p>
          </draw:text-box>
        </draw:frame>
        <draw:g xml:id="id4" draw:id="id4">
          <draw:custom-shape draw:style-name="gr4" draw:text-style-name="P5" draw:layer="layout" svg:width="3.937cm" svg:height="2.54cm" svg:x="15.875cm" svg:y="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875cm" svg:y1="2.513cm" svg:x2="19.812cm" svg:y2="2.513cm">
            <text:p/>
          </draw:line>
          <draw:frame draw:style-name="gr5" draw:text-style-name="P4" draw:layer="layout" svg:width="3.81cm" svg:height="2.156cm" svg:x="15.929cm" svg:y="1.751cm">
            <draw:text-box>
              <text:p text:style-name="P3">:java.lang.Class</text:p>
            </draw:text-box>
          </draw:frame>
        </draw:g>
        <draw:g>
          <draw:line draw:style-name="gr7" draw:text-style-name="P2" draw:layer="layout" svg:x1="12.512cm" svg:y1="11.387cm" svg:x2="15.859cm" svg:y2="11.387cm">
            <text:p/>
          </draw:line>
          <draw:frame draw:style-name="gr8" draw:text-style-name="P7" draw:layer="layout" svg:width="2.756cm" svg:height="1.275cm" svg:x="12.858cm" svg:y="10.625cm">
            <draw:text-box>
              <text:p text:style-name="P6"><text:span text:style-name="T1">classname</text:span></text:p>
            </draw:text-box>
          </draw:frame>
        </draw:g>
        <draw:g xml:id="id3" draw:id="id3">
          <draw:g>
            <draw:custom-shape draw:style-name="gr11" draw:text-style-name="P5" draw:layer="layout" svg:width="3.937cm" svg:height="2.594cm" svg:x="8.376cm" svg:y="1.6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8.376cm" svg:y1="2.475cm" svg:x2="12.313cm" svg:y2="2.475cm">
              <text:p/>
            </draw:line>
            <draw:g>
              <draw:frame draw:style-name="gr12" draw:text-style-name="P4" draw:layer="layout" svg:width="3.81cm" svg:height="2.202cm" svg:x="8.43cm" svg:y="1.697cm">
                <draw:text-box>
                  <text:p text:style-name="P3">:String</text:p>
                </draw:text-box>
              </draw:frame>
              <draw:frame draw:style-name="gr13" draw:text-style-name="P4" draw:layer="layout" svg:width="3.937cm" svg:height="0.908cm" svg:x="8.35cm" svg:y="2.535cm">
                <draw:text-box>
                  <text:p text:style-name="P3">-value: String</text:p>
                </draw:text-box>
              </draw:frame>
            </draw:g>
          </draw:g>
        </draw:g>
        <draw:connector draw:style-name="gr7" draw:text-style-name="P2" draw:layer="layout" svg:x1="10.331cm" svg:y1="4.291cm" svg:x2="17.843cm" svg:y2="4.291cm" draw:start-shape="id3" draw:start-glue-point="2" draw:end-shape="id4" draw:end-glue-point="2" svg:d="M10331 4291v501h7512v-501" svg:viewBox="0 0 7513 502">
          <text:p/>
        </draw:connector>
        <draw:connector draw:style-name="gr7" draw:text-style-name="P2" draw:layer="layout" svg:x1="19.812cm" svg:y1="6.821cm" svg:x2="19.812cm" svg:y2="3.021cm" draw:start-shape="id5" draw:start-glue-point="1" draw:end-shape="id4" draw:end-glue-point="1" svg:d="M19812 6821h501v-3800h-501" svg:viewBox="0 0 502 3801">
          <text:p/>
        </draw:connector>
        <draw:connector draw:style-name="gr7" draw:text-style-name="P2" draw:layer="layout" svg:x1="19.814cm" svg:y1="10.921cm" svg:x2="19.812cm" svg:y2="3.021cm" draw:start-shape="id6" draw:start-glue-point="1" draw:end-shape="id4" draw:end-glue-point="1" svg:d="M19814 10921h501v-7900h-503" svg:viewBox="0 0 504 7901">
          <text:p/>
        </draw:connector>
        <draw:frame draw:style-name="gr10" draw:text-style-name="P4" draw:layer="layout" svg:width="2.413cm" svg:height="1.673cm" svg:x="14.247cm" svg:y="4.705cm">
          <draw:text-box>
            <text:p text:style-name="P3">class</text:p>
          </draw:text-box>
        </draw:frame>
        <draw:connector draw:style-name="gr7" draw:text-style-name="P2" draw:layer="layout" svg:x1="8.575cm" svg:y1="6.821cm" svg:x2="6.142cm" svg:y2="8.827cm" draw:start-shape="id7" draw:start-glue-point="3" draw:end-shape="id1" draw:end-glue-point="1" svg:d="M8575 6821h-1217v2006h-1216" svg:viewBox="0 0 2434 2007">
          <text:p/>
        </draw:connector>
        <draw:connector draw:style-name="gr7" draw:text-style-name="P2" draw:layer="layout" svg:x1="8.605cm" svg:y1="10.927cm" svg:x2="6.142cm" svg:y2="8.827cm" draw:start-shape="id8" draw:end-shape="id1" draw:end-glue-point="1" svg:d="M8605 10927h-1232v-2100h-1231" svg:viewBox="0 0 2464 2101">
          <text:p/>
        </draw:connector>
        <draw:connector draw:style-name="gr7" draw:text-style-name="P2" draw:layer="layout" draw:line-skew="0cm -3.658cm" svg:x1="17.843cm" svg:y1="1.751cm" svg:x2="6.142cm" svg:y2="8.827cm" draw:start-shape="id4" draw:start-glue-point="0" draw:end-shape="id1" draw:end-glue-point="1" svg:d="M17843 1751v-501h-10493v7577h-1208" svg:viewBox="0 0 11702 7578">
          <text:p/>
        </draw:connector>
        <draw:connector draw:style-name="gr7" draw:text-style-name="P2" draw:layer="layout" draw:type="line" svg:x1="15.875cm" svg:y1="3.021cm" svg:x2="12.313cm" svg:y2="2.994cm" draw:start-shape="id4" draw:start-glue-point="3" draw:end-shape="id3" draw:end-glue-point="1" svg:d="M15875 3021l-3562-27" svg:viewBox="0 0 3563 28">
          <text:p/>
        </draw:connector>
        <draw:frame draw:style-name="gr14" draw:text-style-name="P4" draw:layer="layout" svg:width="2.794cm" svg:height="0.763cm" svg:x="12.684cm" svg:y="2.078cm">
          <draw:text-box>
            <text:p><text:span text:style-name="T1">classname</text:span></text:p>
          </draw:text-box>
        </draw:frame>
        <draw:g xml:id="id9" draw:id="id9">
          <draw:custom-shape draw:style-name="gr15" draw:text-style-name="P8" draw:layer="layout" svg:width="3.937cm" svg:height="2.54cm" svg:x="8.605cm" svg:y="13.6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605cm" svg:y1="14.419cm" svg:x2="12.542cm" svg:y2="14.419cm">
            <text:p/>
          </draw:line>
          <draw:frame draw:style-name="gr3" draw:text-style-name="P4" draw:layer="layout" svg:width="3.81cm" svg:height="2.157cm" svg:x="8.659cm" svg:y="13.657cm">
            <draw:text-box>
              <text:p text:style-name="P3">:Client</text:p>
            </draw:text-box>
          </draw:frame>
        </draw:g>
        <draw:connector draw:style-name="gr7" draw:text-style-name="P2" draw:layer="layout" draw:type="line" svg:x1="10.573cm" svg:y1="13.657cm" svg:x2="10.573cm" svg:y2="12.197cm" draw:start-shape="id9" draw:start-glue-point="0" draw:end-shape="id8" draw:end-glue-point="2" svg:d="M10573 13657v-1460" svg:viewBox="0 0 1 1461">
          <text:p/>
        </draw:connector>
        <draw:frame draw:style-name="gr9" draw:text-style-name="P4" draw:layer="layout" svg:width="3.302cm" svg:height="0.763cm" svg:x="8.574cm" svg:y="14.64cm">
          <draw:text-box>
            <text:p text:style-name="P3">-age:25</text:p>
          </draw:text-box>
        </draw:frame>
        <draw:frame draw:style-name="gr16" draw:text-style-name="P9" draw:layer="layout" svg:width="6.223cm" svg:height="1.673cm" svg:x="14.635cm" svg:y="14.192cm">
          <draw:text-box>
            <text:p>What is reachable from this object?</text:p>
          </draw:text-box>
        </draw:frame>
        <draw:line draw:style-name="gr17" draw:text-style-name="P10" draw:layer="layout" svg:x1="12.684cm" svg:y1="12.303cm" svg:x2="14.716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42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10:49:11.114285828</meta:creation-date>
    <dc:date>2015-10-07T16:12:06.168962370</dc:date>
    <meta:editing-duration>PT28M41S</meta:editing-duration>
    <meta:editing-cycles>1</meta:editing-cycles>
    <meta:document-statistic meta:object-count="74"/>
    <meta:generator>LibreOffice/4.4.2.2$Linux_X86_64 LibreOffice_project/40m0$Build-2</meta:generator>
  </office:meta>
</office:document-meta>
</file>